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2f43" officeooo:paragraph-rsid="001a2f43"/>
    </style:style>
    <style:style style:name="P2" style:family="paragraph" style:parent-style-name="Standard" style:list-style-name="L4">
      <style:text-properties officeooo:rsid="001a2f43" officeooo:paragraph-rsid="001a2f43"/>
    </style:style>
    <style:style style:name="P3" style:family="paragraph" style:parent-style-name="Standard">
      <style:text-properties officeooo:paragraph-rsid="001a2f43"/>
    </style:style>
    <style:style style:name="P4" style:family="paragraph" style:parent-style-name="Standard" style:list-style-name="L4">
      <style:text-properties officeooo:paragraph-rsid="001a2f43"/>
    </style:style>
    <style:style style:name="T1" style:family="text">
      <style:text-properties officeooo:rsid="001a2f43"/>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Grundprinzipien des Datenschutz</text:p>
      <text:p text:style-name="P1"/>
      <text:list xml:id="list77381425" text:style-name="L4">
        <text:list-item>
          <text:p text:style-name="P2">Verbot mit Erlaubnisvorbehalt</text:p>
          <text:p text:style-name="P4"><text:span text:style-name="T1"><text:s/>→ </text:span>Die Verarbeitung, d. h. zum Beispiel die Erhebung, Speicherung, Weitergabe oder allgemeine Verwendung personenbezogener Daten ist grundsätzlich verboten – es sei denn, die betroffene Person hat der Verarbeitung für einen konkreten Zweck zugestimmt oder es gibt eine explizite gesetzliche Regelung, die eine Verarbeitung für einen konkreten Zweck erlaubt. </text:p>
          <text:p text:style-name="P2"/>
          <text:p text:style-name="P2"/>
        </text:list-item>
        <text:list-item>
          <text:p text:style-name="P2">Datenminimierung </text:p>
          <text:p text:style-name="P4"><text:span text:style-name="T1">→ </text:span>Die Verarbeitung personenbezogener Daten ist an dem Ziel auszurichten, so wenig personenbezogene Daten wie möglich zu verarbeiten. Insbesondere sind personenbezogene Daten nach Möglichkeit zu anonymisieren bzw. zu pseudonymisieren. Sie sind zu löschen, sobald sie nicht mehr benötigt werden. </text:p>
        </text:list-item>
      </text:list>
      <text:p text:style-name="P1"/>
      <text:p text:style-name="P1"/>
      <text:list xml:id="list81118703766733" text:continue-numbering="true" text:style-name="L4">
        <text:list-item>
          <text:p text:style-name="P2">Zweckbindung </text:p>
          <text:p text:style-name="P4"><text:span text:style-name="T1">→ </text:span>Personenbezogene Daten dürfen nur zu einem konkreten Zweck erhoben und verarbeitet werden. Eine weitergehende Verarbeitung zu einem anderen Zweck ist in der Regel nicht erlaubt. </text:p>
        </text:list-item>
      </text:list>
      <text:p text:style-name="P3"/>
      <text:p text:style-name="P3"/>
      <text:list xml:id="list81118442720461" text:continue-numbering="true" text:style-name="L4">
        <text:list-item>
          <text:p text:style-name="P2">Transparenz </text:p>
          <text:p text:style-name="P4"><text:span text:style-name="T1">→ </text:span>Werden personenbezogene Daten verarbeitet, so ist die betroffene Person, sofern sie nicht bereits auf andere Weise Kenntnis erlangt hat, darüber zu informieren. Dazu gehören unter anderem Informationen zum Zweck der Verarbeitung, zur verarbeitenden Stelle bzw. Institution und zu der Frage, wie lange die Daten gespeichert werden. Ausnahmen gibt es z. B. im Bereich der Strafverfolgung. </text:p>
        </text:list-item>
      </text:list>
      <text:p text:style-name="P1"/>
      <text:p text:style-name="P1"/>
      <text:list xml:id="list81118516210000" text:continue-numbering="true" text:style-name="L4">
        <text:list-item>
          <text:p text:style-name="P2">Erforderlichkeit </text:p>
          <text:p text:style-name="P4"><text:span text:style-name="T1">→ </text:span>Personenbezogene Daten dürfen nur dann verarbeitet werden, wenn sie für den Zweck, zu dem sie verarbeitet werden, wirklich benötigt werden oder die Aufgabenerfüllung der verantwortlichen Stelle zumindest erheblich erleichtert wird. </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6T08:05:37.145000000</meta:creation-date>
    <dc:date>2021-11-16T08:11:17.130000000</dc:date>
    <meta:editing-duration>PT5M40S</meta:editing-duration>
    <meta:editing-cycles>1</meta:editing-cycles>
    <meta:document-statistic meta:table-count="0" meta:image-count="0" meta:object-count="0" meta:page-count="1" meta:paragraph-count="11" meta:word-count="215" meta:character-count="1588" meta:non-whitespace-character-count="1378"/>
    <meta:generator>LibreOffice/7.0.6.2$Windows_x86 LibreOffice_project/144abb84a525d8e30c9dbbefa69cbbf2d8d4ae3b</meta:generator>
  </office:meta>
</office:document-meta>
</file>